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Gothic" svg:font-family="AppleGothic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style:text-position="-8% 58%" fo:font-size="12pt"/>
    </style:style>
    <style:style style:name="T1" style:family="text">
      <style:text-properties fo:font-size="12pt"/>
    </style:style>
    <style:style style:name="T2" style:family="text">
      <style:text-properties style:text-position="0% 100%" style:font-name="Liberation Serif" style:font-name-asian="Songti SC" style:font-name-complex="Arial Unicode MS"/>
    </style:style>
    <style:style style:name="T3" style:family="text">
      <style:text-properties style:text-position="0% 100%" style:font-name="Liberation Serif" fo:font-weight="normal" style:font-name-asian="Songti SC" style:font-weight-asian="normal" style:font-name-complex="Arial Unicode MS" style:font-weight-complex="normal"/>
    </style:style>
    <style:style style:name="T4" style:family="text">
      <style:text-properties style:text-position="-8% 58%" style:font-name="Liberation Serif" style:font-name-asian="Songti SC" style:font-name-complex="Arial Unicode MS"/>
    </style:style>
    <style:style style:name="T5" style:family="text">
      <style:text-properties style:text-position="-8% 58%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-8% 58%" fo:font-size="12pt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Concave" draw:marker-start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Dash_20__28_Rounded_29_" draw:marker-end="Arrow_20_short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draw:stroke-dash="Dash_20__28_Rounded_29_" draw:marker-end="Arrowheads_20_1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dash" draw:stroke-dash="Dot"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ine 1" draw:style-name="gr11" draw:text-style-name="P2" svg:x1="14.698cm" svg:y1="2.71cm" svg:x2="14.737cm" svg:y2="4.97cm"><text:p/></draw:line><draw:frame text:anchor-type="paragraph" draw:z-index="1" draw:name="Text Frame 1" draw:style-name="gr7" draw:text-style-name="P5" svg:width="1.027cm" svg:height="0.713cm" svg:x="14.339cm" svg:y="2.508cm"><draw:text-box><text:p><text:span text:style-name="T1">P</text:span><text:span text:style-name="T7">i</text:span></text:p></draw:text-box></draw:frame><draw:frame text:anchor-type="paragraph" draw:z-index="2" draw:name="Text Frame 2" draw:style-name="gr5" draw:text-style-name="P3" svg:width="1.4cm" svg:height="0.662cm" svg:x="13.919cm" svg:y="4.509cm"><draw:text-box><text:p>P<text:span text:style-name="T3">'</text:span><text:span text:style-name="T5">i+i</text:span></text:p></draw:text-box></draw:frame><draw:line text:anchor-type="paragraph" draw:z-index="4" draw:name="Line 2" draw:style-name="gr4" draw:text-style-name="P4" svg:x1="14.732cm" svg:y1="2.709cm" svg:x2="11.878cm" svg:y2="2.697cm"><text:p/></draw:line><draw:frame text:anchor-type="paragraph" draw:z-index="5" draw:name="Text Frame 4" draw:style-name="gr10" draw:text-style-name="P3" svg:width="2.08cm" svg:height="0.576cm" svg:x="12.259cm" svg:y="2.281cm"><draw:text-box><text:p>×v<text:span text:style-name="T5">i</text:span><text:span text:style-name="T8"> </text:span><text:span text:style-name="T9">Inward</text:span></text:p></draw:text-box></draw:frame><draw:frame text:anchor-type="paragraph" draw:z-index="3" draw:name="Text Frame 3" draw:style-name="gr5" draw:text-style-name="P3" svg:width="0.676cm" svg:height="0.662cm" svg:x="14.316cm" svg:y="3.115cm"><draw:text-box><text:p>v<text:span text:style-name="T5">i</text:span></text:p></draw:text-box></draw:frame><draw:frame text:anchor-type="paragraph" draw:z-index="7" draw:name="Text Frame 5" draw:style-name="gr5" draw:text-style-name="P3" svg:width="1.4cm" svg:height="0.662cm" svg:x="14.056cm" svg:y="0.669cm"><draw:text-box><text:p>P<text:span text:style-name="T5">i+i</text:span></text:p></draw:text-box></draw:frame><draw:line text:anchor-type="paragraph" draw:z-index="8" draw:name="Line 7" draw:style-name="gr8" draw:text-style-name="P2" svg:x1="3.925cm" svg:y1="2.812cm" svg:x2="3.964cm" svg:y2="5.072cm"><text:p/></draw:line><draw:frame text:anchor-type="paragraph" draw:z-index="9" draw:name="Text Frame 10" draw:style-name="gr7" draw:text-style-name="P5" svg:width="1.027cm" svg:height="0.713cm" svg:x="3.565cm" svg:y="2.611cm"><draw:text-box><text:p><text:span text:style-name="T1">P</text:span><text:span text:style-name="T7">i</text:span></text:p></draw:text-box></draw:frame><draw:frame text:anchor-type="paragraph" draw:z-index="10" draw:name="Text Frame 11" draw:style-name="gr5" draw:text-style-name="P3" svg:width="1.4cm" svg:height="0.662cm" svg:x="3.242cm" svg:y="4.611cm"><draw:text-box><text:p>P<text:span text:style-name="T5">i+i</text:span></text:p></draw:text-box></draw:frame><draw:frame text:anchor-type="paragraph" draw:z-index="11" draw:name="Text Frame 12" draw:style-name="gr5" draw:text-style-name="P3" svg:width="0.676cm" svg:height="0.662cm" svg:x="3.542cm" svg:y="3.217cm"><draw:text-box><text:p>v<text:span text:style-name="T5">i</text:span></text:p></draw:text-box></draw:frame><draw:line text:anchor-type="paragraph" draw:z-index="12" draw:name="Line 8" draw:style-name="gr4" draw:text-style-name="P4" svg:x1="3.958cm" svg:y1="2.812cm" svg:x2="6.884cm" svg:y2="2.812cm"><text:p/></draw:line><draw:frame text:anchor-type="paragraph" draw:z-index="15" draw:name="Text Frame 14" draw:style-name="gr5" draw:text-style-name="P3" svg:width="0.937cm" svg:height="0.662cm" svg:x="3.244cm" svg:y="0.771cm"><draw:text-box><text:p><text:span text:style-name="T2">P</text:span><text:span text:style-name="T3">'</text:span><text:span text:style-name="T4">i</text:span><text:span text:style-name="T5">+i</text:span></text:p></draw:text-box></draw:frame><draw:frame text:anchor-type="paragraph" draw:z-index="13" draw:name="Text Frame 13" draw:style-name="gr6" draw:text-style-name="P3" svg:width="1.918cm" svg:height="0.696cm" svg:x="4.879cm" svg:y="2.383cm"><draw:text-box><text:p><text:span text:style-name="T6">Inward </text:span>×v<text:span text:style-name="T5">i</text:span></text:p></draw:text-box></draw:frame><draw:line text:anchor-type="paragraph" draw:z-index="14" draw:name="Line 9" draw:style-name="gr4" draw:text-style-name="P4" svg:x1="3.919cm" svg:y1="2.812cm" svg:x2="3.919cm" svg:y2="0.732cm"><text:p/></draw:line><draw:line text:anchor-type="paragraph" draw:z-index="16" draw:name="Line 4" draw:style-name="gr4" draw:text-style-name="P4" svg:x1="3.919cm" svg:y1="2.811cm" svg:x2="5.099cm" svg:y2="1.118cm"><text:p/></draw:line><draw:frame text:anchor-type="paragraph" draw:z-index="17" draw:name="Text Frame 6" draw:style-name="gr3" draw:text-style-name="P3" svg:width="0.676cm" svg:height="0.541cm" svg:x="4.48cm" svg:y="1.118cm"><draw:text-box><text:p>Q</text:p></draw:text-box></draw:frame><draw:line text:anchor-type="paragraph" draw:z-index="18" draw:name="Line 5" draw:style-name="gr4" draw:text-style-name="P4" svg:x1="14.732cm" svg:y1="2.709cm" svg:x2="13.259cm" svg:y2="4.455cm"><text:p/></draw:line><draw:frame text:anchor-type="paragraph" draw:z-index="19" draw:name="Text Frame 7" draw:style-name="gr3" draw:text-style-name="P3" svg:width="0.676cm" svg:height="0.541cm" svg:x="13.259cm" svg:y="3.575cm"><draw:text-box><text:p>Q</text:p></draw:text-box></draw:frame><draw:frame text:anchor-type="paragraph" draw:z-index="20" draw:name="Text Frame 8" draw:style-name="gr1" draw:text-style-name="P1" svg:width="0.482cm" svg:height="0.489cm" svg:x="4.314cm" svg:y="2.833cm"><draw:text-box><text:p><text:span text:style-name="T1">θ</text:span></text:p></draw:text-box></draw:frame><draw:ellipse text:anchor-type="paragraph" draw:z-index="21" draw:name="Elliptical arc 1" draw:style-name="gr2" draw:text-style-name="P2" svg:width="0.805cm" svg:height="0.761cm" draw:transform="rotate (-3.14159265358979) translate (4.59140277777778cm 3.21733333333333cm)" draw:kind="arc" draw:start-angle="48.85" draw:end-angle="265.24"><text:p/></draw:ellipse><draw:ellipse text:anchor-type="paragraph" draw:z-index="22" draw:name="Elliptical arc 2" draw:style-name="gr2" draw:text-style-name="P2" svg:width="0.634cm" svg:height="0.786cm" svg:x="14.153cm" svg:y="2.337cm" draw:kind="arc" draw:start-angle="48.85" draw:end-angle="265.24"><text:p/></draw:ellipse><draw:frame text:anchor-type="paragraph" draw:z-index="23" draw:name="Text Frame 9" draw:style-name="gr1" draw:text-style-name="P1" svg:width="0.482cm" svg:height="0.489cm" svg:x="14.153cm" svg:y="2.208cm"><draw:text-box><text:p><text:span text:style-name="T1">θ</text:span></text:p></draw:text-box></draw:frame><draw:line text:anchor-type="paragraph" draw:z-index="6" draw:name="Line 3" draw:style-name="gr9" draw:text-style-name="P4" svg:x1="14.693cm" svg:y1="2.71cm" svg:x2="14.693cm" svg:y2="0.63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Gothic" svg:font-family="AppleGothic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_20_short" draw:display-name="Arrow short" svg:viewBox="0 0 20 13" svg:d="M0 13l10-13 10 13z"/>
    <draw:marker draw:name="Arrowheads_20_1" draw:display-name="Arrowheads 1" svg:viewBox="0 0 20 13" svg:d="M0 13l10-13 10 13z"/>
    <draw:marker draw:name="Concave" svg:viewBox="0 0 1131 1580" svg:d="M1013 1491l118 89-567-1580-564 1580 114-85 136-68 148-46 161-17 161 13 153 46z"/>
    <draw:stroke-dash draw:name="Dash_20__28_Rounded_29_" draw:display-name="Dash (Rounded)" draw:style="round" draw:dots1="1" draw:dots1-length="114%" draw:distance="113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9T10:19:30.119322363</meta:creation-date>
    <dc:date>2023-11-18T10:06:59.059286645</dc:date>
    <meta:editing-duration>PT2H27M26S</meta:editing-duration>
    <meta:editing-cycles>12</meta:editing-cycles>
    <meta:generator>LibreOffice/7.2.6.2$MacOSX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